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95cm"/>
    </style:style>
    <style:style style:name="co2" style:family="table-column">
      <style:table-column-properties fo:break-before="auto" style:column-width="8.583cm"/>
    </style:style>
    <style:style style:name="co3" style:family="table-column">
      <style:table-column-properties fo:break-before="auto" style:column-width="17.44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8.809cm"/>
    </style:style>
    <style:style style:name="co6" style:family="table-column">
      <style:table-column-properties fo:break-before="auto" style:column-width="9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PageStyle_5f_Carriculam">
      <style:table-properties table:display="true" style:writing-mode="lr-tb"/>
    </style:style>
    <style:style style:name="ta2" style:family="table" style:master-page-name="PageStyle_5f_Tools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d6dce5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dbdbdb"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dbdbdb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0" style:family="table-cell" style:parent-style-name="Excel_20_Built-in_20_Normal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riculam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8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C Programming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/>Experience in programming in a high level language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/>Familiarity with data structures and operating systems - preferred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Objectiv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/>Upon completion of this course the participant will be able to develop software in C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/>Participants will learn the pros and cons of the various programming structures in C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Introduction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Introduction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History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Characteristics of the language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A simple program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Stages of program development.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Variable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Units of memory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Representation of numbers in memory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Variable types in C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Variables – Declaration and Usage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Assigning values to variable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I/O - printf(), scanf()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Type modifier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Type conversion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Overflow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Expressions and Operator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Expression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Operator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Arithmetic operator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Assignment, increment and decrement operator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sizeof operator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Relational, logical operator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Some standard library functions: getchar(), putchar()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Random number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Flow Control – Condition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if statement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Conditional operator – “ ? : ”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Nested if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switch statement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break – continue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More Flow Control – Loop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while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for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do…while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Arrays and String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Array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Multidimensional array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Strings – arrays of character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Library functions for manipulating string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Function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Function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Definition, declarations, and structure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Using argument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Exiting the function.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assing parameters <text:s/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By value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By reference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Scope and visibility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Lifetime of variables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ointer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Why pointers?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Pointers – declaration, assignment, display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Pointer pitfall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Pointer and array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Arithmetic operations on pointer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Comparison of pointer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Scanning arrays using pointer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Pointers and function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Passing variables by reference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Dynamic Memory Allocation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Dynamic Memory Allocation – why?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malloc(), calloc(), free() library function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Dynamic Memory Allocation for o-dimensional array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Arrays of pointer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" office:value-type="string">
            <text:p><text:s text:c="3"/>Dynamic memory allocation for two-dimensional array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Structs and Union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typedef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enum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Structure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Definition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Definition of variable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Referencing structure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Array of Structure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Usage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Initialization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Nested Structures.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Unions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3"/>Bit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Bitwise operators: AND, OR, XOR, NOT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<text:s text:c="5"/>Left shift, right shift 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vanced C Programming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Knowledge of the C programming language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Objectiv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Better understand the C languag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Exploit advanced features of the C language to enable efficient programming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Fil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File support overview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ASCII and binary file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Working with files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Preprocessor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C Preprocessor - How it work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#include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#define - Defining named constant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#undef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Predefined macros (_FILE_ etc.)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Macro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Conditional compilation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Preprocessor operators #, ##, defined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#line, #error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#pragma.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Modular Programming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Multiple file program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Extern and static declaration (for variables and for functions)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How executable file are created?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compiler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linker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Project structur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Object librarie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Advanced Use of Pointer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Arrays with negative indexe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Using const in pointer declaration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void pointer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Pointers to function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6"/>The library function qsort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6"/>The library function bsearch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Reallocation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Pointer to structures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 Functions and the Environment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Arguments to mai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Environment variabl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6"/>Library functions getenv, putenv and the global variable environ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Functions with a variable number of argumen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library function syste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library macro assert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library function perror and global variable errno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The atexit func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Recursion 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Oriented Programming in C++ <text:s/>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xperience in software development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orking knowledge of the C programming language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Objectiv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sign solutions for real life problem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amiliarity with the main mechanisms of the C++ languag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participant will have gained an understanding of the Object Base 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3"/>The participant will learn recommended methods for using the new tools that the C++ language offers to programmer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Object-Oriented Development Introduction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hat are the benefits of OOD?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theoretical background of OOD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asic OOD concepts – Information Hiding; Message vs. Method; etc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hat is an object? What is an OO application structure and how does it act?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lasses - as a factory of Objects.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++ First Step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++ language – Formal detail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ain characteristics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 compatible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rongly typed.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ulti paradigm language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lasses Definition: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Data memb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Method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4"/>Public Vs. Privat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ethods definition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fining and activating objects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sing the C++ I/O library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++ Goodi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General Features added to the languag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ferenc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nst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unction Overloading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fault argumen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++ Cas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Namespac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ool Typ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Object based programming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nstructors and Destructors; Composed Classes; Copy Constructor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Operators Overloading - Relational; Assignment; Arithmetic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atic Memb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ser defined convers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ember vs. Non-member operators - I/O operators; Symmetric operato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riend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fficiency Issues – Possible efficiency problems; Optimiz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Exception Handling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rowing excep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Handling excep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source Management in EH environment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xceptions Specific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xception Handling and Efficienc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xception Handling and General Project Design Consider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Standard Exceptions Hierarch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Generic Programming Templa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Generic Programming motivation – the importance of code reusabilit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How to create Generic code in C++ - Definition and use of Functions and Classes Templates.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string">
            <text:p><text:s text:c="2"/>Getting Ready to STL 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Containers – some basic concepts; Nested Classes; The concept of Iterato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string">
            <text:p><text:s text:c="2"/>STL The Standard Templates Library 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The benefits of using STL.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General Overview.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Containers.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Iterators.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Algorithms.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The ways to customize STL functionality.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3"/>Object Oriented Programming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heritance – The Basic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Inheritance relation defini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fining Derived Class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xtending and Overriding Default behaviour - Virtual Method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Protected accessibility level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olymorphis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Polymorphism Idea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ase – Derived compatibilit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reating Polymorphic Code – Exampl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tilizing Inheritance in Development 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3"/>Creating an inheritance tree – distributing data members declarations;methods declarations and methods defini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ure virtual methods and abstract class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nstruction and Destruction of derived objects – Virtual Destru cto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terface Class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ynamic Binding 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3"/>Static vs. Dynamic Binding; How is dynamic binding implemented? What are the “prices”? – Storage and run-tim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heritance and Polymorphism – Advanced Topics 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3"/>Inheritance and static data members; Redefining non-virtual Methods;Object slicing; Private and Protected Inheritance;Overloading between base and derived; etc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ultiple Inheritance – When is it required? Possible ambiguity problems;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problematic “diamond structure” - Virtual Inheritance 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3"/>RTTI – Run Time Type Information – When is it required? The type_id operator; The dynamic_cast operator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>
            <text:p>Effective C++ and STL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At least 1 year of working experience in C++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Familiarity with the Standard Template Library (STL).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Objective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Understanding the costs of using various constructs of C++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Better utilize the strengths of the language and understanding its weaknesses better 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2"/>Exposer to issues related to system optimization and exploring the system from a memory and performance perspeciv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Get acquainted with the STL containers, iterators and algorithms, and how to use them efficiently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Preface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hat is Effective C++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Startup Code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hat is startup code and what does it do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hat does it cost and can it be avoided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sing C++ Debugging Tool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Functions and the Stack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asic Assembl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ses of the Stack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alling Conven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arameters and Local Variabl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ack Limi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lining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Non-Stack Data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atic Local Variabl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Global Variabl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itializ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Heap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Operator 'new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lacement 'new'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Object Layout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 Simple Clas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atic Memb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ntained Objec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ingle Inheritanc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ember Func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Virtual Func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lining Virtual Func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ultiple Inheritanc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Virtual Inheritanc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TTI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tors, Dtors and Assignment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ory Review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mpiler-Generated Cod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Vptr Considera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riting our own implementation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Temporary Object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emporaries as Argumen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emporaries as Return Valu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mpiler Optimization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Templa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Generic Programming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unction Templat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arameter Requisit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unction Objec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pecializ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artial Specializ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lass Templat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class 'pair'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The C++ Standard Library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Namespace 'std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class 'string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ide Character Support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The Standard Template Library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L as a Framework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Kinds of Contain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equence Container 'vector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equence Container 'deque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equence Container 'list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ntainer Adapt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terato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lgorithm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ang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ssociative Container 'set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ssociative Container 'map'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redefined Function Objec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terator Adapt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terator Categorie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Effective STL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hoosing Contain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ize vs. Capacit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General Efficiency Rul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sing Vecto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sing Associative Contain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ange Member Func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rasing Elements 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sign Patterns in C++ 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Completed a high level C++ cours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At least a year of experience programming in Object-Oriented C++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>
            <text:p>Objectives 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5" office:value-type="string">
            <text:p><text:s/>Know how to write better software using Design Patter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/>Know how to utilize Design Patterns in projects. 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Introduction to OO Design Pattern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OO Design Challeng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pplication Score of Design Patter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sign Patterns - The Inspir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sign Pattern Items - GOF For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mmon Terminology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4" office:value-type="string">
            <text:p><text:s text:c="2"/>STL – The Standard Templates Library 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General Overview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Containers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Iterators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Algorithms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The ways to customize STL functionality 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/>
          <table:table-cell table:style-name="ce7" office:value-type="string">
            <text:p><text:s text:c="3"/>Iterator Pattern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ontrolling Object Acces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ML - "The Class Diagramm"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ference Count Idio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C Smart Pointer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lyweight pool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roxy Pattern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Initialization And Registration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ingleton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Handleton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Object Initialization Order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"Open/Closed" Principl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gistration Idio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ingleton Destruction Manager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mmand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Observer Pattern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hanging Object Behaviour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rategy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iskov's substitutability principl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tate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ridge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corator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dapter Pattern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Creating Objects Of Any Type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emplate Method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rototype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Factory Method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bstract Factory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ypelist Idio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ynamic Pluggable Factory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roduct Trader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Virtual Constructor Pattern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Distributing Functionality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omposite Patter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ulti-methods Idio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ouble Dispatch Idiom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Visitor Pattern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>
            <text:p>C++ Debugging 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At least one year of experience with C++ programming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Familiarity with OS concepts such as virtual memory, multithreading, etc.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Familiarity with computer organization concepts such as CPU gisters,cache, main memory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Objective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Debug C++ applications in the development and production environments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Use debugging tools to diagnose problems without a debugger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Debugging in Linux/Unix environment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ool Linux/Unix - Memory, Command, Immediate, Parallel Stacks, Parallel Task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dvanced breakpoin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mote debugging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Debugging Tool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onitoring processes with Process Explorer and Process Monitor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roubleshooting application compatibilit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PU and memory profiler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Introduction to the Linux/Unix Troubleshooting Platform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Dump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ump file typ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reating a crash or hang dump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utomatically obtaining crash dump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Opening and analyzing dump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AB: Creating and opening a crash dump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3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Debugging with gdb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asic commands - thread and call stack inspection, memory inspection,breakpoint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dvanced commands - <text:s/>heap verification, critical section tracing, handle tracing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emory leak diagnostics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adlock diagnostic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Heap corruptions and stack corrup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AB: Memory leak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AB: Deadlock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AB: Heap and stack corrup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AB: Resource leak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LAB: Handle problem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>
            <text:p>Test Driven Development for C++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Prerequisi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At least 1 year experience developing software with C++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Objectiv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Writing basic unit tests for C++ classes using CPPUnit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est Driven Development with CPPUnit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Best Practices for unit testing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esting complex object hierarchies: interaction testing and stubbing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factoring code for testability, Dependency Injection pattern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Real life examples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Topic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CPPUnit basics: fixtures, test cases, setups, macros and more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est Driven Development basic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imple scenario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Unit testing best practice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Extended scenario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Mock object basics, Mock++ overview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imple scenario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- Extended scenario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Hands on Scenarios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>
            <text:p>Application Security using C++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rerequisites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2"/>Participants should have In-depth knowledge of the C++ language <text:s/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Objectives 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5" office:value-type="string">
            <text:p><text:s text:c="2"/>Providing the theoretical and practical methodology of designing,developing and maintaining a secure application, focusing on C++ techniques and coding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2"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Topics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3"/>Security Fundamentals.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The Need For Security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Roles in Security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What is application security after all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3"/>Secure Application Development Guidelines.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Designing a Secure Application - SDL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Identifying Trust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Identifying Secret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STRIDE &amp; Threat Modeling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Responding to Threat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Design Guideline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The Ten Immutable Laws of Security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Responsibilities as a Software Publisher <text:s/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 text:c="3"/>Attacks Pattern 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The 10 most common attack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ublic Enemy #1:The Buffer Overru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Safe String Handling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A Word of Caution About String-Handling Function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Determining Appropriate Access Control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Other Access Control Mechanism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IP Restriction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The danger of Input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Injections: SQL XXS …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Misplaced Trust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A Strategy for Defending Against Input Attack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How to Check Validity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oket Security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rotecting Against Denial of Service Attacks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Performing a Security Code Review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ecurity framework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ecure Software Installation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Using the Security Configuration Editor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Low-Level Security APIs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3"/>Security testing 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Fuzzing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5" office:value-type="string">
            <text:p><text:s text:c="5"/>Pen Testing <text:s/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isc Topics on C/C++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Build mechanis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Compilation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9" office:value-type="string">
            <text:p><text:s/>Conditional compilation (OS specific)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Linking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Archiving (static and dynamic)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Makefiles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System V IPC (Inter Process Communication) 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Signals , status and IPC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Pipes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Message Queues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Semaphores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Shared Memory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Memory-mapped file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Daemon Process running on the enviroment and managing the same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Process Control Blocks and Inode tables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IPC tuning parameter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Mutitreading and Inter thread communicatio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Services on C/C++ environmen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Socket Programming - sockets in Unix/Linux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Performance analysi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Static code analysis with atleast two tools like PCLint, Coverity or Valgrind etc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Profiling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SAR report analysis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0" office:value-type="string">
            <text:p>Sr No</text:p>
          </table:table-cell>
          <table:table-cell table:style-name="ce10" office:value-type="string">
            <text:p>Tool Name</text:p>
          </table:table-cell>
          <table:table-cell table:style-name="ce10" office:value-type="string">
            <text:p>Remark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C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++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d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oost Librar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prof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cov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++ 11 (new gcc 4.8.6 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dvance Topic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Boo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++ 11 Introdu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fi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verag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unction Template </text:p>
          </table:table-cell>
          <table:table-cell office:value-type="string">
            <text:p>Part I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ass Template</text:p>
          </table:table-cell>
          <table:table-cell office:value-type="string">
            <text:p>Part I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sign Patterns</text:p>
          </table:table-cell>
          <table:table-cell office:value-type="string">
            <text:p>Part I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bugging Servic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ulti Threadd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64 Bit Por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verity or Valgrind 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IN">
      <number:number number:min-integer-digits="1"/>
    </number:number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0P2" style:volatile="true" number:language="en" number:country="IN">
      <number:text> - </number:text>
    </number:number-style>
    <number:text-style style:name="N5110" number:language="en" number:country="IN">
      <number:text> </number:text>
      <number:text-content/>
      <number:text> </number:text>
      <style:map style:condition="value()&gt;0" style:apply-style-name="N5110P0"/>
      <style:map style:condition="value()&lt;0" style:apply-style-name="N5110P1"/>
      <style:map style:condition="value()=0" style:apply-style-name="N5110P2"/>
    </number:text-style>
    <number:number-style style:name="N5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1" number:language="en" number:country="IN">
      <number:text> </number:text>
      <number:text-content/>
      <number:text> </number:text>
      <style:map style:condition="value()&gt;0" style:apply-style-name="N5111P0"/>
      <style:map style:condition="value()&lt;0" style:apply-style-name="N5111P1"/>
      <style:map style:condition="value()=0" style:apply-style-name="N5111P2"/>
    </number:text-style>
    <number:time-style style:name="N5112" number:language="en" number:country="IN">
      <number:minutes number:style="long"/>
      <number:text>:</number:text>
      <number:seconds number:style="long"/>
    </number:time-style>
    <number:time-style style:name="N5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4" number:language="en" number:country="IN">
      <number:minutes number:style="long"/>
      <number:text>:</number:text>
      <number:seconds number:style="long" number:decimal-places="1"/>
    </number:time-style>
    <number:number-style style:name="N5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20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riculam" style:display-name="PageStyle_Carricu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s" style:display-name="PageStyle_Too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7T20:53:58.10</dc:date>
    <meta:document-statistic meta:table-count="2" meta:cell-count="574" meta:object-count="0"/>
    <meta:generator>OpenOffice.org/3.4$Win32 OpenOffice.org_project/340m1$Build-9590</meta:generator>
  </office:meta>
</office:document-meta>
</file>